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/>
      <style:paragraph-properties fo:margin-left="0cm" fo:margin-right="0cm" fo:margin-top="0cm" fo:margin-bottom="0cm" style:contextual-spacing="false" fo:text-indent="0cm" style:auto-text-indent="false" fo:background-color="#2b2b2b" fo:padding="0cm" fo:border="none" style:shadow="none"/>
      <style:text-properties fo:font-variant="normal" fo:text-transform="none" fo:color="#073d6d" loext:opacity="100%" fo:font-size="9.60000038146973pt" fo:letter-spacing="normal" fo:font-style="normal" fo:font-weight="normal" officeooo:paragraph-rsid="0018eaea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7e27a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uk" fo:country="UA" officeooo:rsid="001ae51a" officeooo:paragraph-rsid="0017e27a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uk" fo:country="UA" officeooo:rsid="001ae51a" officeooo:paragraph-rsid="001ae51a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ae51a"/>
    </style:style>
    <style:style style:name="P6" style:family="paragraph" style:parent-style-name="Standard">
      <loext:graphic-properties draw:fill="solid" draw:fill-color="#2b2b2b"/>
      <style:paragraph-properties fo:margin-left="0cm" fo:margin-right="0cm" fo:margin-top="0cm" fo:margin-bottom="0cm" style:contextual-spacing="false" fo:text-indent="0cm" style:auto-text-indent="false" fo:background-color="#2b2b2b" fo:padding="0cm" fo:border="none" style:shadow="none"/>
      <style:text-properties officeooo:paragraph-rsid="0017e27a"/>
    </style:style>
    <style:style style:name="P7" style:family="paragraph" style:parent-style-name="Standard">
      <loext:graphic-properties draw:fill="solid" draw:fill-color="#2b2b2b"/>
      <style:paragraph-properties fo:margin-left="0cm" fo:margin-right="0cm" fo:margin-top="0cm" fo:margin-bottom="0cm" style:contextual-spacing="false" fo:text-indent="0cm" style:auto-text-indent="false" fo:background-color="#2b2b2b" fo:padding="0cm" fo:border="none" style:shadow="none"/>
      <style:text-properties officeooo:paragraph-rsid="001ae51a"/>
    </style:style>
    <style:style style:name="P8" style:family="paragraph" style:parent-style-name="Standard">
      <loext:graphic-properties draw:fill="solid" draw:fill-color="#2b2b2b"/>
      <style:paragraph-properties fo:margin-left="0cm" fo:margin-right="0cm" fo:margin-top="0cm" fo:margin-bottom="0cm" style:contextual-spacing="false" fo:text-indent="0cm" style:auto-text-indent="false" fo:background-color="#2b2b2b" fo:padding="0cm" fo:border="none" style:shadow="none"/>
      <style:text-properties fo:language="uk" fo:country="UA" officeooo:rsid="001ae51a" officeooo:paragraph-rsid="001ae51a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7e27a"/>
    </style:style>
    <style:style style:name="T1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2" style:family="text">
      <style:text-properties fo:color="#629755" loext:opacity="100%" style:font-name="JetBrains Mono" fo:font-size="10pt" fo:language="en" fo:country="US" fo:font-style="italic" fo:font-weight="normal" officeooo:rsid="0017e27a" style:font-size-asian="10pt" style:font-style-asian="italic" style:font-weight-asian="normal"/>
    </style:style>
    <style:style style:name="T3" style:family="text">
      <style:text-properties fo:color="#629755" loext:opacity="100%" style:font-name="JetBrains Mono" fo:font-size="10pt" fo:language="en" fo:country="US" fo:font-style="italic" officeooo:rsid="0017e27a" style:font-size-asian="10pt" style:font-style-asian="italic" style:font-weight-asian="normal"/>
    </style:style>
    <style:style style:name="T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officeooo:rsid="0017e27a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normal" fo:font-weight="normal" officeooo:rsid="001ae51a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language="en" fo:country="US" fo:font-style="normal" fo:font-weight="normal" officeooo:rsid="0017e27a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0pt" fo:language="en" fo:country="US" fo:font-style="normal" fo:font-weight="normal" officeooo:rsid="001ae51a" style:font-size-asian="10pt" style:font-style-asian="normal" style:font-weight-asian="normal"/>
    </style:style>
    <style:style style:name="T1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loext:padding="0cm" loext:border="none"/>
    </style:style>
    <style:style style:name="T15" style:family="text">
      <style:text-properties fo:language="en" fo:country="US" officeooo:rsid="0017e27a"/>
    </style:style>
    <style:style style:name="T16" style:family="text">
      <style:text-properties fo:language="en" fo:country="US" officeooo:rsid="0021cb77"/>
    </style:style>
    <style:style style:name="T17" style:family="text">
      <style:text-properties fo:language="uk" fo:country="UA" officeooo:rsid="0021cb77"/>
    </style:style>
    <style:style style:name="T1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3">Лабораторна робота №4 </text:span><text:span text:style-name="T17">Чайковський М.</text:span></text:p>
      <text:p text:style-name="P9"><text:span text:style-name="T14">В-10</text:span></text:p>
      <text:p text:style-name="P11"><text:span text:style-name="T15">1.</text:span></text:p>
      <text:p text:style-name="P1"><text:span text:style-name="T3">from math import sqrt</text:span></text:p>
      <text:p text:style-name="P6"><text:span text:style-name="T2"/></text:p>
      <text:p text:style-name="P6"><text:span text:style-name="T2">"""</text:span></text:p>
      <text:p text:style-name="P6"><text:span text:style-name="T2">Трикутник</text:span><text:span text:style-name="T1"> задається координатами своїх вершин на площині:</text:span><text:line-break/><text:span text:style-name="T1"> A B C. Скласти програму для знаходження периметра.</text:span><text:line-break/><text:span text:style-name="T1">"""</text:span><text:line-break/><text:span text:style-name="T4"># введення</text:span><text:line-break/><text:span text:style-name="T5">"""</text:span><text:line-break/><text:span text:style-name="T5">#A(x1,y1) - координати 1 точки</text:span><text:line-break/><text:span text:style-name="T5">#B(x2,y2) - координати 2 точки</text:span><text:line-break/><text:span text:style-name="T5">#C(x3,y3) - координати 3 точки</text:span><text:line-break/><text:span text:style-name="T5">1 сторона - float - AB</text:span><text:line-break/><text:span text:style-name="T5">2 сторона - float - BC </text:span><text:line-break/><text:span text:style-name="T5">3 сторона - float - AC</text:span><text:line-break/><text:line-break/><text:span text:style-name="T5">координати по іксу - float - x1 x2 x3</text:span><text:line-break/><text:span text:style-name="T5">координати по ігрику - float - y1 y2 y3</text:span><text:line-break/><text:line-break/><text:span text:style-name="T5">Пеример - float - P</text:span><text:line-break/><text:line-break/><text:span text:style-name="T5">"""</text:span><text:line-break/><text:span text:style-name="T6">x1 = </text:span><text:span text:style-name="T11">float</text:span><text:span text:style-name="T6">(</text:span><text:span text:style-name="T11">input</text:span><text:span text:style-name="T6">(</text:span><text:span text:style-name="T5">"введіть координату х1: "</text:span><text:span text:style-name="T6">))</text:span><text:line-break/><text:span text:style-name="T6">y1 = </text:span><text:span text:style-name="T11">float</text:span><text:span text:style-name="T6">(</text:span><text:span text:style-name="T11">input</text:span><text:span text:style-name="T6">(</text:span><text:span text:style-name="T5">"введіть координату y1: "</text:span><text:span text:style-name="T6">))</text:span><text:line-break/><text:span text:style-name="T6">x2 = </text:span><text:span text:style-name="T11">float</text:span><text:span text:style-name="T6">(</text:span><text:span text:style-name="T11">input</text:span><text:span text:style-name="T6">(</text:span><text:span text:style-name="T5">"введіть координату х2: "</text:span><text:span text:style-name="T6">))</text:span><text:line-break/><text:span text:style-name="T6">y2 = </text:span><text:span text:style-name="T11">float</text:span><text:span text:style-name="T6">(</text:span><text:span text:style-name="T11">input</text:span><text:span text:style-name="T6">(</text:span><text:span text:style-name="T5">"введіть координату y2: "</text:span><text:span text:style-name="T6">))</text:span><text:line-break/><text:span text:style-name="T6">x3 = </text:span><text:span text:style-name="T11">float</text:span><text:span text:style-name="T6">(</text:span><text:span text:style-name="T11">input</text:span><text:span text:style-name="T6">(</text:span><text:span text:style-name="T5">"введіть координату х3: "</text:span><text:span text:style-name="T6">))</text:span><text:line-break/><text:span text:style-name="T6">y3 = </text:span><text:span text:style-name="T11">float</text:span><text:span text:style-name="T6">(</text:span><text:span text:style-name="T11">input</text:span><text:span text:style-name="T6">(</text:span><text:span text:style-name="T5">"введіть координату y3: "</text:span><text:span text:style-name="T6">))</text:span><text:line-break/><text:span text:style-name="T6">AB = sqrt((x2-x1)**</text:span><text:span text:style-name="T12">2 </text:span><text:span text:style-name="T6">+ (y2-y1)**</text:span><text:span text:style-name="T12">2</text:span><text:span text:style-name="T6">)</text:span><text:line-break/><text:span text:style-name="T6">BC = sqrt((x3-x2)**</text:span><text:span text:style-name="T12">2 </text:span><text:span text:style-name="T6">+ (y3-y2)**</text:span><text:span text:style-name="T12">2</text:span><text:span text:style-name="T6">)</text:span><text:line-break/><text:span text:style-name="T6">AC = sqrt((x3-x1)**</text:span><text:span text:style-name="T12">2 </text:span><text:span text:style-name="T6">+ (y3-y1)**</text:span><text:span text:style-name="T12">2</text:span><text:span text:style-name="T6">)</text:span><text:line-break/><text:span text:style-name="T6">P = AB + BC + AC</text:span><text:line-break/><text:span text:style-name="T11">print</text:span><text:span text:style-name="T6">(</text:span><text:span text:style-name="T5">"Периметр трикутника: {0:.1f}"</text:span><text:span text:style-name="T6">.format(P))</text:span></text:p>
      <text:p text:style-name="P2"><text:span text:style-name="T15"/></text:p>
      <text:p text:style-name="P2"><text:span text:style-name="T15">2.</text:span></text:p>
      <text:p text:style-name="P7"><text:span text:style-name="T1">"""</text:span><text:line-break/><text:span text:style-name="T1">Дано три дійсних числа: a b c.</text:span><text:line-break/><text:span text:style-name="T1">Скласти програму для знаходження (min(a,b,c))^2</text:span><text:line-break/><text:span text:style-name="T1">"""</text:span><text:line-break/><text:span text:style-name="T4">#0 введення</text:span><text:line-break/><text:span text:style-name="T5">"""</text:span><text:line-break/><text:span text:style-name="T5">дійсні числа - float - a, b, c </text:span><text:line-break/><text:span text:style-name="T5">Мінімальне дійсне число - float - min</text:span><text:line-break/><text:line-break/><text:span text:style-name="T5">"""</text:span><text:line-break/><text:span text:style-name="T6">a = </text:span><text:span text:style-name="T11">float</text:span><text:span text:style-name="T6">(</text:span><text:span text:style-name="T11">input</text:span><text:span text:style-name="T6">(</text:span><text:span text:style-name="T5">"введіть 1-е дійсне число: "</text:span><text:span text:style-name="T6">))</text:span><text:line-break/><text:span text:style-name="T6">b = </text:span><text:span text:style-name="T11">float</text:span><text:span text:style-name="T6">(</text:span><text:span text:style-name="T11">input</text:span><text:span text:style-name="T6">(</text:span><text:span text:style-name="T5">"введіть 2-е дійсне число: "</text:span><text:span text:style-name="T6">))</text:span><text:line-break/><text:span text:style-name="T6">c = </text:span><text:span text:style-name="T11">float</text:span><text:span text:style-name="T6">(</text:span><text:span text:style-name="T11">input</text:span><text:span text:style-name="T6">(</text:span><text:span text:style-name="T5">"введіть 3-є дійсне число: "</text:span><text:span text:style-name="T6">))</text:span><text:line-break/><text:span text:style-name="T18">if </text:span><text:span text:style-name="T6">a &lt;= b </text:span><text:span text:style-name="T18">and </text:span><text:span text:style-name="T6">a &lt;= c:</text:span><text:line-break/><text:span text:style-name="T6"> min = a</text:span><text:line-break/><text:span text:style-name="T18">elif </text:span><text:span text:style-name="T6">b &lt;= a </text:span><text:span text:style-name="T18">and </text:span><text:span text:style-name="T6">b &lt;= c:</text:span><text:line-break/><text:span text:style-name="T6"> min = b</text:span><text:line-break/><text:span text:style-name="T18">else</text:span><text:span text:style-name="T6">:</text:span><text:line-break/><text:span text:style-name="T6"> min = c</text:span><text:line-break/><text:span text:style-name="T6">min = min**</text:span><text:span text:style-name="T12">2</text:span><text:line-break/><text:span text:style-name="T11">print</text:span><text:span text:style-name="T6">(</text:span><text:span text:style-name="T5">"Мінімальне дійсне число в квадраті: {0}"</text:span><text:span text:style-name="T6">.format(min))</text:span></text:p>
      <text:p text:style-name="P7"><text:span text:style-name="T6"/></text:p>
      <text:p text:style-name="P5"><text:span text:style-name="T15"/></text:p>
      <text:p text:style-name="P4"><text:soft-page-break/>3.</text:p>
      <text:p text:style-name="P8"><text:span text:style-name="T18">from </text:span><text:span text:style-name="T6">math </text:span><text:span text:style-name="T18">import </text:span><text:span text:style-name="T6">sqrt</text:span><text:line-break/><text:span text:style-name="T1">"""</text:span><text:line-break/><text:span text:style-name="T1">Дано чотири точки, що є вершинами чотирикутника: А,B,C,D.</text:span><text:line-break/><text:span text:style-name="T1"> З’ясувати, чи можуть вони бути вершинами ромба.</text:span><text:line-break/><text:line-break/><text:span text:style-name="T1">"""</text:span><text:line-break/><text:span text:style-name="T4">#0 введення</text:span><text:line-break/><text:span text:style-name="T5">"""</text:span><text:line-break/><text:line-break/><text:line-break/><text:span text:style-name="T5">"""</text:span><text:line-break/><text:span text:style-name="T6">x1 = </text:span><text:span text:style-name="T11">float</text:span><text:span text:style-name="T6">(</text:span><text:span text:style-name="T11">input</text:span><text:span text:style-name="T6">(</text:span><text:span text:style-name="T5">"введіть координату х1: "</text:span><text:span text:style-name="T6">))</text:span><text:line-break/><text:span text:style-name="T6">y1 = </text:span><text:span text:style-name="T11">float</text:span><text:span text:style-name="T6">(</text:span><text:span text:style-name="T11">input</text:span><text:span text:style-name="T6">(</text:span><text:span text:style-name="T5">"введіть координату y1: "</text:span><text:span text:style-name="T6">))</text:span><text:line-break/><text:span text:style-name="T6">x2 = </text:span><text:span text:style-name="T11">float</text:span><text:span text:style-name="T6">(</text:span><text:span text:style-name="T11">input</text:span><text:span text:style-name="T6">(</text:span><text:span text:style-name="T5">"введіть координату х2: "</text:span><text:span text:style-name="T6">))</text:span><text:line-break/><text:span text:style-name="T6">y2 = </text:span><text:span text:style-name="T11">float</text:span><text:span text:style-name="T6">(</text:span><text:span text:style-name="T11">input</text:span><text:span text:style-name="T6">(</text:span><text:span text:style-name="T5">"введіть координату y2: "</text:span><text:span text:style-name="T6">))</text:span><text:line-break/><text:span text:style-name="T6">x3 = </text:span><text:span text:style-name="T11">float</text:span><text:span text:style-name="T6">(</text:span><text:span text:style-name="T11">input</text:span><text:span text:style-name="T6">(</text:span><text:span text:style-name="T5">"введіть координату х3: "</text:span><text:span text:style-name="T6">))</text:span><text:line-break/><text:span text:style-name="T6">y3 = </text:span><text:span text:style-name="T11">float</text:span><text:span text:style-name="T6">(</text:span><text:span text:style-name="T11">input</text:span><text:span text:style-name="T6">(</text:span><text:span text:style-name="T5">"введіть координату y3: "</text:span><text:span text:style-name="T6">))</text:span><text:line-break/><text:span text:style-name="T6">x4 = </text:span><text:span text:style-name="T11">float</text:span><text:span text:style-name="T6">(</text:span><text:span text:style-name="T11">input</text:span><text:span text:style-name="T6">(</text:span><text:span text:style-name="T5">"введіть координату х4: "</text:span><text:span text:style-name="T6">))</text:span><text:line-break/><text:span text:style-name="T6">y4 = </text:span><text:span text:style-name="T11">float</text:span><text:span text:style-name="T6">(</text:span><text:span text:style-name="T11">input</text:span><text:span text:style-name="T6">(</text:span><text:span text:style-name="T5">"введіть координату y4: "</text:span><text:span text:style-name="T6">))</text:span><text:line-break/><text:span text:style-name="T4">#хочааа це можна було записати через for () in ()</text:span><text:line-break/><text:span text:style-name="T6">AB = sqrt((x2-x1)**</text:span><text:span text:style-name="T12">2 </text:span><text:span text:style-name="T6">+ (y2-y1)**</text:span><text:span text:style-name="T12">2</text:span><text:span text:style-name="T6">)</text:span><text:line-break/><text:span text:style-name="T6">BC = sqrt((x3-x2)**</text:span><text:span text:style-name="T12">2 </text:span><text:span text:style-name="T6">+ (y3-y2)**</text:span><text:span text:style-name="T12">2</text:span><text:span text:style-name="T6">)</text:span><text:line-break/><text:span text:style-name="T6">CD = sqrt((x4-x3)**</text:span><text:span text:style-name="T12">2 </text:span><text:span text:style-name="T6">+ (y4-y3)**</text:span><text:span text:style-name="T12">2</text:span><text:span text:style-name="T6">)</text:span><text:line-break/><text:span text:style-name="T6">AD = sqrt((x4-x1)**</text:span><text:span text:style-name="T12">2 </text:span><text:span text:style-name="T6">+ (y4-y1)**</text:span><text:span text:style-name="T12">2</text:span><text:span text:style-name="T6">)</text:span><text:line-break/><text:span text:style-name="T18">if </text:span><text:span text:style-name="T6">AB == BC == CD == AD:</text:span><text:line-break/><text:span text:style-name="T6"> </text:span><text:span text:style-name="T11">print</text:span><text:span text:style-name="T6">(</text:span><text:span text:style-name="T5">"чотирикутник є ромбом"</text:span><text:span text:style-name="T6">)</text:span><text:line-break/><text:span text:style-name="T18">else</text:span><text:span text:style-name="T6">:</text:span><text:line-break/><text:span text:style-name="T6"> </text:span><text:span text:style-name="T11">print</text:span><text:span text:style-name="T6">(</text:span><text:span text:style-name="T5">"чотирикутник не є ромбом"</text:span><text:span text:style-name="T6">)</text:span></text:p>
      <text:p text:style-name="P8"><text:span text:style-name="T6"/></text:p>
      <text:p text:style-name="P4"/>
      <text:p text:style-name="P4">4.</text:p>
      <text:p text:style-name="P8"><text:span text:style-name="T1">"""</text:span><text:line-break/><text:span text:style-name="T1">Дано до цієї задачі писати тяжко. можу лише сказати, що задача з if, elif, else.</text:span><text:line-break/><text:line-break/><text:span text:style-name="T1">"""</text:span><text:line-break/><text:span text:style-name="T4">#0 введення</text:span><text:line-break/><text:span text:style-name="T5">"""</text:span><text:line-break/><text:line-break/><text:line-break/><text:span text:style-name="T5">"""</text:span><text:line-break/><text:span text:style-name="T6">y = </text:span><text:span text:style-name="T11">float</text:span><text:span text:style-name="T6">(</text:span><text:span text:style-name="T11">input</text:span><text:span text:style-name="T6">(</text:span><text:span text:style-name="T5">"введіть число: "</text:span><text:span text:style-name="T6">))</text:span><text:line-break/><text:span text:style-name="T18">if </text:span><text:span text:style-name="T12">1 </text:span><text:span text:style-name="T6">&lt;= y &lt;= </text:span><text:span text:style-name="T12">3</text:span><text:span text:style-name="T6">:</text:span><text:line-break/><text:span text:style-name="T6"> y = </text:span><text:span text:style-name="T5">"ln(x) - tg (x)"</text:span><text:line-break/><text:span text:style-name="T18">elif </text:span><text:span text:style-name="T12">3 </text:span><text:span text:style-name="T6">&lt; y &lt;= </text:span><text:span text:style-name="T12">4</text:span><text:span text:style-name="T6">:</text:span><text:line-break/><text:span text:style-name="T6"> y = </text:span><text:span text:style-name="T5">"tg (x)"</text:span><text:line-break/><text:span text:style-name="T18">else</text:span><text:span text:style-name="T6">:</text:span><text:line-break/><text:span text:style-name="T6"> y = </text:span><text:span text:style-name="T12">0</text:span><text:line-break/><text:span text:style-name="T11">print</text:span><text:span text:style-name="T6">(</text:span><text:span text:style-name="T5">"y = {0}"</text:span><text:span text:style-name="T6">.format(y))</text:span></text:p>
      <text:p text:style-name="P4"/>
      <text:p text:style-name="P4"/>
      <text:p text:style-name="P2"><text:span text:style-name="T10"/></text:p>
      <text:p text:style-name="P2"><text:span text:style-name="T10"/></text:p>
      <text:p text:style-name="P2"><text:span text:style-name="T10"/></text:p>
      <text:p text:style-name="P3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6:24:50.452000000</meta:creation-date>
    <dc:date>2021-10-25T21:18:54.163000000</dc:date>
    <meta:editing-duration>PT2H13M54S</meta:editing-duration>
    <meta:editing-cycles>2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12" meta:word-count="415" meta:character-count="2442" meta:non-whitespace-character-count="2017"/>
  </office:meta>
</office:document-meta>
</file>